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62.64pt" svg:y="34.47pt">
            <loext:p draw:notify-on-update-of-ranges="Sheet1.A5:Sheet1.A9 Sheet1.B5:Sheet1.B9 Sheet1.A5:Sheet1.A9 Sheet1.C5:Sheet1.C9 Sheet1.A5:Sheet1.A9 Sheet1.D5:Sheet1.D9 Sheet1.A5:Sheet1.A9 Sheet1.E5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treeA</text:p>
          </table:table-cell>
          <table:table-cell office:value-type="string" calcext:value-type="string">
            <text:p>treeB</text:p>
          </table:table-cell>
          <table:table-cell office:value-type="string" calcext:value-type="string">
            <text:p>netA</text:p>
          </table:table-cell>
          <table:table-cell office:value-type="string" calcext:value-type="string">
            <text:p>net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969" calcext:value-type="float">
            <text:p>10.969</text:p>
          </table:table-cell>
          <table:table-cell office:value-type="float" office:value="10.5505" calcext:value-type="float">
            <text:p>10.5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5" calcext:value-type="float">
            <text:p>17.045</text:p>
          </table:table-cell>
          <table:table-cell office:value-type="float" office:value="10.775" calcext:value-type="float">
            <text:p>10.775</text:p>
          </table:table-cell>
          <table:table-cell office:value-type="float" office:value="11.2985" calcext:value-type="float">
            <text:p>11.2985</text:p>
          </table:table-cell>
          <table:table-cell office:value-type="float" office:value="10.2325" calcext:value-type="float">
            <text:p>10.2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345" calcext:value-type="float">
            <text:p>22.345</text:p>
          </table:table-cell>
          <table:table-cell office:value-type="float" office:value="11.515" calcext:value-type="float">
            <text:p>11.515</text:p>
          </table:table-cell>
          <table:table-cell office:value-type="float" office:value="11.1715" calcext:value-type="float">
            <text:p>11.1715</text:p>
          </table:table-cell>
          <table:table-cell office:value-type="float" office:value="10.9635" calcext:value-type="float">
            <text:p>10.96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3.345" calcext:value-type="float">
            <text:p>13.345</text:p>
          </table:table-cell>
          <table:table-cell office:value-type="float" office:value="16.7345" calcext:value-type="float">
            <text:p>16.7345</text:p>
          </table:table-cell>
          <table:table-cell office:value-type="float" office:value="12.035" calcext:value-type="float">
            <text:p>12.0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275" calcext:value-type="float">
            <text:p>34.275</text:p>
          </table:table-cell>
          <table:table-cell office:value-type="float" office:value="14.045" calcext:value-type="float">
            <text:p>14.045</text:p>
          </table:table-cell>
          <table:table-cell office:value-type="float" office:value="17.412" calcext:value-type="float">
            <text:p>17.412</text:p>
          </table:table-cell>
          <table:table-cell office:value-type="float" office:value="14.339" calcext:value-type="float">
            <text:p>14.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7:02:06.517146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00:38.461542538</meta:creation-date>
    <dc:date>2017-05-20T18:56:46.263197023</dc:date>
    <meta:editing-duration>PT4M15S</meta:editing-duration>
    <meta:editing-cycles>3</meta:editing-cycles>
    <meta:generator>LibreOffice/5.1.6.2$Linux_X86_64 LibreOffice_project/1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:Sheet1.E9" svg:x="1.331cm" svg:y="0.18cm" svg:width="14.349cm" svg:height="7.659cm">
          <chartooo:coordinate-region svg:x="1.952cm" svg:y="0.379cm" svg:width="13.541cm" svg:height="6.813cm"/>
          <chart:axis chart:dimension="x" chart:name="primary-x" chart:style-name="ch3">
            <chart:title svg:x="7.495cm" svg:y="8.019cm" chart:style-name="ch4">
              <text:p>Dimensiones</text:p>
            </chart:title>
          </chart:axis>
          <chart:axis chart:dimension="y" chart:name="primary-y" chart:style-name="ch3">
            <chart:title svg:x="0.451cm" svg:y="5.23cm" chart:style-name="ch5">
              <text:p>Error porcentual</text:p>
            </chart:title>
            <chart:grid chart:style-name="ch6" chart:class="major"/>
          </chart:axis>
          <chart:series chart:style-name="ch7" chart:values-cell-range-address="Sheet1.B5:Sheet1.B9" chart:class="chart:scatter">
            <chart:domain table:cell-range-address="Sheet1.A5:Sheet1.A9"/>
            <chart:data-point chart:repeated="5"/>
          </chart:series>
          <chart:series chart:style-name="ch8" chart:values-cell-range-address="Sheet1.C5:Sheet1.C9" chart:class="chart:scatter">
            <chart:data-point chart:repeated="5"/>
          </chart:series>
          <chart:series chart:style-name="ch9" chart:values-cell-range-address="Sheet1.D5:Sheet1.D9" chart:class="chart:scatter">
            <chart:data-point chart:repeated="5"/>
          </chart:series>
          <chart:series chart:style-name="ch10" chart:values-cell-range-address="Sheet1.E5:Sheet1.E9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5:Sheet1.A9</svg:desc>
                </draw:g>
              </table:table-cell>
              <table:table-cell office:value-type="float" office:value="13.295">
                <text:p>13.295</text:p>
                <draw:g>
                  <svg:desc>Sheet1.B5:Sheet1.B9</svg:desc>
                </draw:g>
              </table:table-cell>
              <table:table-cell office:value-type="float" office:value="10.83">
                <text:p>10.83</text:p>
                <draw:g>
                  <svg:desc>Sheet1.C5:Sheet1.C9</svg:desc>
                </draw:g>
              </table:table-cell>
              <table:table-cell office:value-type="float" office:value="10.969">
                <text:p>10.969</text:p>
                <draw:g>
                  <svg:desc>Sheet1.D5:Sheet1.D9</svg:desc>
                </draw:g>
              </table:table-cell>
              <table:table-cell office:value-type="float" office:value="10.5505">
                <text:p>10.5505</text:p>
                <draw:g>
                  <svg:desc>Sheet1.E5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.045">
                <text:p>17.045</text:p>
              </table:table-cell>
              <table:table-cell office:value-type="float" office:value="10.775">
                <text:p>10.775</text:p>
              </table:table-cell>
              <table:table-cell office:value-type="float" office:value="11.2985">
                <text:p>11.2985</text:p>
              </table:table-cell>
              <table:table-cell office:value-type="float" office:value="10.2325">
                <text:p>10.2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.345">
                <text:p>22.345</text:p>
              </table:table-cell>
              <table:table-cell office:value-type="float" office:value="11.515">
                <text:p>11.515</text:p>
              </table:table-cell>
              <table:table-cell office:value-type="float" office:value="11.1715">
                <text:p>11.1715</text:p>
              </table:table-cell>
              <table:table-cell office:value-type="float" office:value="10.9635">
                <text:p>10.9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.535">
                <text:p>28.535</text:p>
              </table:table-cell>
              <table:table-cell office:value-type="float" office:value="13.345">
                <text:p>13.345</text:p>
              </table:table-cell>
              <table:table-cell office:value-type="float" office:value="16.7345">
                <text:p>16.7345</text:p>
              </table:table-cell>
              <table:table-cell office:value-type="float" office:value="12.035">
                <text:p>12.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4.275">
                <text:p>34.275</text:p>
              </table:table-cell>
              <table:table-cell office:value-type="float" office:value="14.045">
                <text:p>14.045</text:p>
              </table:table-cell>
              <table:table-cell office:value-type="float" office:value="17.412">
                <text:p>17.412</text:p>
              </table:table-cell>
              <table:table-cell office:value-type="float" office:value="14.339">
                <text:p>14.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